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lf-Review Exercis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5:02:30.564635207</meta:creation-date>
    <dc:date>2024-04-28T15:03:10.153372831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  <meta:generator>LibreOffice/24.2.2.2$Linux_X86_64 LibreOffice_project/427a8baee0312a7693737440f205d2e411d50bad</meta:generator>
  </office:meta>
</office:document-meta>
</file>